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6" style:family="paragraph" style:parent-style-name="Text_20_body">
      <style:text-properties style:language-asian="zh" style:country-asian="TW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groupfoot"/>Groupfoot<text:bookmark-end text:name="groupfoot"/></text:h>
      <text:p text:style-name="P16"><text:span text:style-name="Source_20_Text">Groupfoot</text:span> is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18"><text:a xlink:type="simple" xlink:href="http://zk1.svn.sourceforge.net/viewvc/zk1/branches/3.5/zul/src/archive/web/zul/css/cmps/grid.css.dsp?view=markup">The CSS source of Groupfoot from SVN</text:a></text:p>
        </text:list-item>
      </text:list>
      <text:h text:style-name="Heading_20_3" text:outline-level="3">Mold: Default</text:h>
      <text:p text:style-name="P15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626cm" svg:height="3.889cm" draw:z-index="1"><draw:image xlink:href="../images/groupfoot1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group-foo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5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Class Name</text:p>
          </table:table-cell>
          <table:table-cell table:style-name="Table17.A1" office:value-type="string">
            <text:p text:style-name="P14">Description</text:p>
          </table:table-cell>
          <table:table-cell table:style-name="Table17.C1" office:value-type="string">
            <text:p text:style-name="P14">Default Values</text:p>
          </table:table-cell>
        </table:table-row>
        <table:table-row>
          <table:table-cell table:style-name="Table17.A2" office:value-type="string">
            <text:p text:style-name="P8">.z-group-foot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7">background: #E9F2FB url(<text:span text:style-name="T2">${c:encodeURL('~./zul/img/grid/groupfoot_bg.gif')}</text:span>) repeat-x 0 0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group-foot-cnt</text:span></text:span>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7">border: 0; margin: 0; padding: <text:soft-page-break/>0; font-family: <text:span text:style-name="T2">${fontFamilyC}</text:span>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7">td.z-group-foot-inner</text:p>
          </table:table-cell>
          <table:table-cell table:style-name="Table17.B2" office:value-type="string">
            <text:p text:style-name="P4">Padding</text:p>
          </table:table-cell>
          <table:table-cell table:style-name="Table17.C2" office:value-type="string">
            <text:p text:style-name="P17">padding: 2px; overflow: hidden;</text:p>
          </table:table-cell>
        </table:table-row>
        <table:table-row>
          <table:table-cell table:style-name="Table17.A2" office:value-type="string">
            <text:p text:style-name="P7">.z-group-foot-inner .z-group-foot-cnt span, .z-group-foot-inner .z-group-foot-cnt</text:p>
          </table:table-cell>
          <table:table-cell table:style-name="Table17.B2" office:value-type="string">
            <text:p text:style-name="P4">Font size and color</text:p>
          </table:table-cell>
          <table:table-cell table:style-name="Table17.C2" office:value-type="string">
            <text:p text:style-name="P12">color: #2C559C; font: normal <text:span text:style-name="T2">${fontSizeM}</text:span> <text:span text:style-name="T2">${fontFamilyT}</text:span>;font-weight:bold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7:08:59</dc:date>
    <meta:editing-cycles>20</meta:editing-cycles>
    <meta:editing-duration>PT3H57M25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6" meta:word-count="124" meta:character-count="765"/>
  </office:meta>
</office:document-meta>
</file>